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10874C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83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3.127cm" svg:height="2.838cm" svg:x="3.284cm" svg:y="2.678cm" presentation:class="title">
          <draw:text-box>
            <text:p>[TITLE1]</text:p>
          </draw:text-box>
        </draw:frame>
        <draw:frame draw:name="image1" draw:style-name="gr1" draw:text-style-name="P1" draw:layer="layout" svg:width="18.814cm" svg:height="12cm" svg:x="5.5cm" svg:y="6cm">
          <draw:image xlink:href="Pictures/10000201000003200000025810874C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Arial Unicode MS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cm" fo:text-indent="0cm"/>
      <style:text-properties style:use-window-font-color="true" style:text-outline="false" style:text-line-through-style="none" fo:font-family="Arial" style:font-family-generic="roman" style:font-pitch="variable" fo:font-size="21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64cm" fo:text-indent="0cm"/>
      <style:text-properties fo:font-size="1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98cm" fo:text-indent="0cm"/>
      <style:text-properties fo:font-size="15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32cm" fo:text-indent="0cm"/>
      <style:text-properties fo:font-size="13.300000190734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cm" fo:margin-bottom="2cm" fo:margin-left="2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3.127cm" svg:height="2.838cm" svg:x="3.284cm" svg:y="2.678cm" presentation:class="title" presentation:placeholder="true">
        <draw:text-box/>
      </draw:frame>
      <draw:frame presentation:style-name="Standard-outline1" draw:layer="backgroundobjects" svg:width="23.127cm" svg:height="11.219cm" svg:x="3.284cm" svg:y="5.97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raeme Longman</meta:initial-creator>
    <meta:creation-date>2012-04-20T09:31:48</meta:creation-date>
    <dc:date>2012-04-24T14:57:02</dc:date>
    <dc:creator>Graeme Longman</dc:creator>
    <meta:editing-duration>PT4H30M30S</meta:editing-duration>
    <meta:editing-cycles>14</meta:editing-cycles>
    <meta:generator>OpenOffice.org/3.3$Unix OpenOffice.org_project/330m20$Build-9567</meta:generator>
    <meta:document-statistic meta:object-count="22"/>
  </office:meta>
</office:document-meta>
</file>